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itle">
      <style:text-properties fo:font-weight="bold" style:font-weight-asian="bold" style:font-weight-complex="bold"/>
    </style:style>
    <style:style style:name="P2" style:family="paragraph" style:parent-style-name="Title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officeooo:rsid="0002d88f" officeooo:paragraph-rsid="0002d88f"/>
    </style:style>
    <style:style style:name="P4" style:family="paragraph" style:parent-style-name="Standard">
      <style:text-properties officeooo:rsid="0002d88f" officeooo:paragraph-rsid="00192666"/>
    </style:style>
    <style:style style:name="P5" style:family="paragraph" style:parent-style-name="Standard">
      <style:text-properties officeooo:rsid="0002d88f" officeooo:paragraph-rsid="001a62d4"/>
    </style:style>
    <style:style style:name="P6" style:family="paragraph" style:parent-style-name="Standard">
      <style:text-properties officeooo:rsid="0002d88f" officeooo:paragraph-rsid="000874e7"/>
    </style:style>
    <style:style style:name="P7" style:family="paragraph" style:parent-style-name="Standard">
      <style:text-properties officeooo:rsid="0003d53f" officeooo:paragraph-rsid="0003d53f"/>
    </style:style>
    <style:style style:name="P8" style:family="paragraph" style:parent-style-name="Standard">
      <style:text-properties officeooo:rsid="0003d53f" officeooo:paragraph-rsid="001135d2"/>
    </style:style>
    <style:style style:name="P9" style:family="paragraph" style:parent-style-name="Standard">
      <style:text-properties officeooo:rsid="000540d4" officeooo:paragraph-rsid="000540d4"/>
    </style:style>
    <style:style style:name="P10" style:family="paragraph" style:parent-style-name="Standard">
      <style:text-properties officeooo:rsid="0009ec6b" officeooo:paragraph-rsid="0009ec6b"/>
    </style:style>
    <style:style style:name="P11" style:family="paragraph" style:parent-style-name="Standard">
      <style:text-properties officeooo:rsid="000b93b8" officeooo:paragraph-rsid="000b93b8"/>
    </style:style>
    <style:style style:name="P12" style:family="paragraph" style:parent-style-name="Standard">
      <style:text-properties officeooo:rsid="000c00fe" officeooo:paragraph-rsid="000c00fe"/>
    </style:style>
    <style:style style:name="P13" style:family="paragraph" style:parent-style-name="Standard">
      <style:text-properties officeooo:rsid="000d7b2b" officeooo:paragraph-rsid="002a8602"/>
    </style:style>
    <style:style style:name="P14" style:family="paragraph" style:parent-style-name="Standard">
      <style:text-properties officeooo:rsid="000d7b2b" officeooo:paragraph-rsid="002d700b"/>
    </style:style>
    <style:style style:name="P15" style:family="paragraph" style:parent-style-name="Standard">
      <style:text-properties officeooo:rsid="000d7b2b" officeooo:paragraph-rsid="000d7b2b"/>
    </style:style>
    <style:style style:name="P16" style:family="paragraph" style:parent-style-name="Standard">
      <style:text-properties officeooo:rsid="000d7b2b" officeooo:paragraph-rsid="004ab216"/>
    </style:style>
    <style:style style:name="P17" style:family="paragraph" style:parent-style-name="Standard">
      <style:text-properties officeooo:rsid="000e3f4e" officeooo:paragraph-rsid="000e3f4e"/>
    </style:style>
    <style:style style:name="P18" style:family="paragraph" style:parent-style-name="Standard">
      <style:text-properties style:text-underline-style="solid" style:text-underline-width="auto" style:text-underline-color="font-color"/>
    </style:style>
    <style:style style:name="P19" style:family="paragraph" style:parent-style-name="Standard">
      <style:text-properties style:text-underline-style="solid" style:text-underline-width="auto" style:text-underline-color="font-color" officeooo:rsid="000c00fe" officeooo:paragraph-rsid="000c00fe"/>
    </style:style>
    <style:style style:name="P20" style:family="paragraph" style:parent-style-name="Standard">
      <style:text-properties style:text-underline-style="solid" style:text-underline-width="auto" style:text-underline-color="font-color" officeooo:rsid="00148f34" officeooo:paragraph-rsid="00148f34"/>
    </style:style>
    <style:style style:name="P21" style:family="paragraph" style:parent-style-name="Standard">
      <style:text-properties style:text-underline-style="solid" style:text-underline-width="auto" style:text-underline-color="font-color" officeooo:rsid="00148f34" officeooo:paragraph-rsid="004ab216"/>
    </style:style>
    <style:style style:name="P22" style:family="paragraph" style:parent-style-name="Standard">
      <style:text-properties style:text-underline-style="solid" style:text-underline-width="auto" style:text-underline-color="font-color" officeooo:rsid="000e3f4e" officeooo:paragraph-rsid="000e3f4e"/>
    </style:style>
    <style:style style:name="P23" style:family="paragraph" style:parent-style-name="Standard">
      <style:text-properties style:text-underline-style="solid" style:text-underline-width="auto" style:text-underline-color="font-color" officeooo:rsid="000e3f4e" officeooo:paragraph-rsid="00148f34"/>
    </style:style>
    <style:style style:name="P24" style:family="paragraph" style:parent-style-name="Standard">
      <style:text-properties style:text-underline-style="solid" style:text-underline-width="auto" style:text-underline-color="font-color" officeooo:rsid="001b00ab" officeooo:paragraph-rsid="001b00ab"/>
    </style:style>
    <style:style style:name="P25" style:family="paragraph" style:parent-style-name="Standard">
      <style:text-properties style:text-underline-style="solid" style:text-underline-width="auto" style:text-underline-color="font-color" officeooo:rsid="0009ec6b" officeooo:paragraph-rsid="001135d2"/>
    </style:style>
    <style:style style:name="P26" style:family="paragraph" style:parent-style-name="Standard">
      <style:text-properties style:text-underline-style="solid" style:text-underline-width="auto" style:text-underline-color="font-color" officeooo:rsid="002a8602" officeooo:paragraph-rsid="002a8602"/>
    </style:style>
    <style:style style:name="P27" style:family="paragraph" style:parent-style-name="Standard">
      <style:text-properties style:text-underline-style="solid" style:text-underline-width="auto" style:text-underline-color="font-color" officeooo:rsid="002a8602" officeooo:paragraph-rsid="004ab216"/>
    </style:style>
    <style:style style:name="P28" style:family="paragraph" style:parent-style-name="Standard">
      <style:text-properties style:text-underline-style="solid" style:text-underline-width="auto" style:text-underline-color="font-color" officeooo:rsid="0027c29b" officeooo:paragraph-rsid="0027c29b"/>
    </style:style>
    <style:style style:name="P29" style:family="paragraph" style:parent-style-name="Standard">
      <style:text-properties style:text-underline-style="solid" style:text-underline-width="auto" style:text-underline-color="font-color" officeooo:rsid="0033a82b" officeooo:paragraph-rsid="0033a82b"/>
    </style:style>
    <style:style style:name="P30" style:family="paragraph" style:parent-style-name="Standard">
      <style:text-properties style:text-underline-style="solid" style:text-underline-width="auto" style:text-underline-color="font-color" officeooo:rsid="0036306d" officeooo:paragraph-rsid="0036306d"/>
    </style:style>
    <style:style style:name="P31" style:family="paragraph" style:parent-style-name="Standard">
      <style:text-properties fo:color="#000000" officeooo:rsid="0003d53f" officeooo:paragraph-rsid="0003d53f"/>
    </style:style>
    <style:style style:name="P32" style:family="paragraph" style:parent-style-name="Standard">
      <style:text-properties officeooo:rsid="001135d2" officeooo:paragraph-rsid="001135d2"/>
    </style:style>
    <style:style style:name="P33" style:family="paragraph" style:parent-style-name="Standard">
      <style:text-properties officeooo:rsid="00192666" officeooo:paragraph-rsid="00192666"/>
    </style:style>
    <style:style style:name="P34" style:family="paragraph" style:parent-style-name="Standard">
      <style:text-properties style:text-underline-style="none" officeooo:rsid="002a8602" officeooo:paragraph-rsid="002a8602"/>
    </style:style>
    <style:style style:name="P35" style:family="paragraph" style:parent-style-name="Standard">
      <style:text-properties style:text-underline-style="none" officeooo:rsid="002a8602" officeooo:paragraph-rsid="004ab216"/>
    </style:style>
    <style:style style:name="P36" style:family="paragraph" style:parent-style-name="Standard">
      <style:text-properties style:text-underline-style="none" officeooo:rsid="002d700b" officeooo:paragraph-rsid="002d700b"/>
    </style:style>
    <style:style style:name="P37" style:family="paragraph" style:parent-style-name="Standard">
      <style:text-properties style:text-underline-style="none" officeooo:rsid="002d700b" officeooo:paragraph-rsid="004ab216"/>
    </style:style>
    <style:style style:name="P38" style:family="paragraph" style:parent-style-name="Standard">
      <style:text-properties style:text-underline-style="none" officeooo:rsid="0033a82b" officeooo:paragraph-rsid="0033a82b"/>
    </style:style>
    <style:style style:name="P39" style:family="paragraph" style:parent-style-name="Standard">
      <style:text-properties style:text-underline-style="none" officeooo:rsid="000d7b2b" officeooo:paragraph-rsid="004ab216"/>
    </style:style>
    <style:style style:name="P40" style:family="paragraph" style:parent-style-name="Standard">
      <style:text-properties style:text-underline-style="none" officeooo:rsid="004ab216" officeooo:paragraph-rsid="004ab216"/>
    </style:style>
    <style:style style:name="P41" style:family="paragraph" style:parent-style-name="Standard">
      <style:text-properties officeooo:rsid="001b00ab" officeooo:paragraph-rsid="001b00ab"/>
    </style:style>
    <style:style style:name="P42" style:family="paragraph" style:parent-style-name="Standard">
      <style:text-properties officeooo:rsid="001c9902" officeooo:paragraph-rsid="001c9902"/>
    </style:style>
    <style:style style:name="P43" style:family="paragraph" style:parent-style-name="Standard">
      <style:text-properties officeooo:rsid="001f1a6f" officeooo:paragraph-rsid="0026b1c1"/>
    </style:style>
    <style:style style:name="P44" style:family="paragraph" style:parent-style-name="Standard">
      <style:text-properties officeooo:rsid="0020d429" officeooo:paragraph-rsid="0020d429"/>
    </style:style>
    <style:style style:name="P45" style:family="paragraph" style:parent-style-name="Standard">
      <style:text-properties officeooo:rsid="00273793" officeooo:paragraph-rsid="00273793"/>
    </style:style>
    <style:style style:name="P46" style:family="paragraph" style:parent-style-name="Standard">
      <style:text-properties officeooo:rsid="0027c29b" officeooo:paragraph-rsid="0027c29b"/>
    </style:style>
    <style:style style:name="P47" style:family="paragraph" style:parent-style-name="Standard">
      <style:text-properties officeooo:rsid="0028ac37" officeooo:paragraph-rsid="0028ac37"/>
    </style:style>
    <style:style style:name="P48" style:family="paragraph" style:parent-style-name="Standard">
      <style:text-properties officeooo:rsid="00310851" officeooo:paragraph-rsid="00310851"/>
    </style:style>
    <style:style style:name="P49" style:family="paragraph" style:parent-style-name="Standard">
      <style:text-properties officeooo:rsid="0032293e" officeooo:paragraph-rsid="0032293e"/>
    </style:style>
    <style:style style:name="P50" style:family="paragraph" style:parent-style-name="Standard">
      <style:text-properties officeooo:rsid="0033a82b" officeooo:paragraph-rsid="0033a82b"/>
    </style:style>
    <style:style style:name="P51" style:family="paragraph" style:parent-style-name="Standard">
      <style:text-properties officeooo:rsid="0034df9c" officeooo:paragraph-rsid="0034df9c"/>
    </style:style>
    <style:style style:name="P52" style:family="paragraph" style:parent-style-name="Standard">
      <style:text-properties officeooo:rsid="0036306d" officeooo:paragraph-rsid="0036306d"/>
    </style:style>
    <style:style style:name="P53" style:family="paragraph" style:parent-style-name="Standard">
      <style:text-properties officeooo:rsid="0036306d" officeooo:paragraph-rsid="004f34e1"/>
    </style:style>
    <style:style style:name="P54" style:family="paragraph" style:parent-style-name="Standard">
      <style:text-properties officeooo:rsid="002d700b" officeooo:paragraph-rsid="002d700b"/>
    </style:style>
    <style:style style:name="P55" style:family="paragraph" style:parent-style-name="Standard">
      <style:text-properties officeooo:rsid="002d700b" officeooo:paragraph-rsid="004ab216"/>
    </style:style>
    <style:style style:name="P56" style:family="paragraph" style:parent-style-name="Standard">
      <style:text-properties officeooo:rsid="00392e3e" officeooo:paragraph-rsid="00392e3e"/>
    </style:style>
    <style:style style:name="P57" style:family="paragraph" style:parent-style-name="Standard">
      <style:text-properties officeooo:rsid="004ab216" officeooo:paragraph-rsid="004ab216"/>
    </style:style>
    <style:style style:name="P58" style:family="paragraph" style:parent-style-name="Standard">
      <style:text-properties officeooo:rsid="003bc56e" officeooo:paragraph-rsid="004d9b82"/>
    </style:style>
    <style:style style:name="P59" style:family="paragraph" style:parent-style-name="Standard">
      <style:text-properties officeooo:rsid="003bc56e" officeooo:paragraph-rsid="004f34e1"/>
    </style:style>
    <style:style style:name="P60" style:family="paragraph" style:parent-style-name="Standard">
      <style:text-properties fo:font-style="italic" officeooo:rsid="003e9247" officeooo:paragraph-rsid="004d9b82" style:font-style-asian="italic" style:font-style-complex="italic"/>
    </style:style>
    <style:style style:name="P61" style:family="paragraph" style:parent-style-name="Standard">
      <style:text-properties fo:font-style="italic" officeooo:rsid="004d9b82" officeooo:paragraph-rsid="004d9b82" style:font-style-asian="italic" style:font-style-complex="italic"/>
    </style:style>
    <style:style style:name="P62" style:family="paragraph" style:parent-style-name="Standard">
      <style:text-properties fo:font-style="italic" officeooo:rsid="00512006" officeooo:paragraph-rsid="00512006" style:font-style-asian="italic" style:font-style-complex="italic"/>
    </style:style>
    <style:style style:name="P63" style:family="paragraph" style:parent-style-name="Standard">
      <style:text-properties officeooo:rsid="004d9b82" officeooo:paragraph-rsid="004d9b82"/>
    </style:style>
    <style:style style:name="P64" style:family="paragraph" style:parent-style-name="Standard">
      <style:text-properties officeooo:rsid="004d9b82" officeooo:paragraph-rsid="004f34e1"/>
    </style:style>
    <style:style style:name="P65" style:family="paragraph" style:parent-style-name="Standard">
      <style:text-properties officeooo:paragraph-rsid="004f34e1"/>
    </style:style>
    <style:style style:name="P66" style:family="paragraph" style:parent-style-name="Standard">
      <style:text-properties officeooo:rsid="004f34e1" officeooo:paragraph-rsid="004f34e1"/>
    </style:style>
    <style:style style:name="P67" style:family="paragraph" style:parent-style-name="Standard">
      <style:text-properties officeooo:rsid="00512006" officeooo:paragraph-rsid="00512006"/>
    </style:style>
    <style:style style:name="P68" style:family="paragraph" style:parent-style-name="Standard">
      <style:text-properties fo:font-style="normal" officeooo:rsid="00512006" officeooo:paragraph-rsid="00512006" style:font-style-asian="normal" style:font-style-complex="normal"/>
    </style:style>
    <style:style style:name="P69" style:family="paragraph" style:parent-style-name="Standard">
      <style:text-properties officeooo:rsid="0053ca2d" officeooo:paragraph-rsid="0053ca2d"/>
    </style:style>
    <style:style style:name="P70" style:family="paragraph" style:parent-style-name="Heading_20_1">
      <style:text-properties fo:font-weight="bold" style:font-weight-asian="bold" style:font-weight-complex="bold"/>
    </style:style>
    <style:style style:name="P71" style:family="paragraph" style:parent-style-name="Heading_20_1">
      <style:text-properties fo:font-weight="bold" officeooo:paragraph-rsid="004ab216" style:font-weight-asian="bold" style:font-weight-complex="bold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officeooo:rsid="0027c29b" officeooo:paragraph-rsid="0027c29b"/>
    </style:style>
    <style:style style:name="P73" style:family="paragraph" style:parent-style-name="Standard" style:list-style-name="L1">
      <style:text-properties officeooo:rsid="00071684" officeooo:paragraph-rsid="00071684"/>
    </style:style>
    <style:style style:name="P74" style:family="paragraph" style:parent-style-name="Standard" style:list-style-name="L1">
      <style:text-properties officeooo:rsid="0046be32" officeooo:paragraph-rsid="0046be32"/>
    </style:style>
    <style:style style:name="P75" style:family="paragraph" style:parent-style-name="Standard" style:list-style-name="L1">
      <style:text-properties officeooo:rsid="000540d4" officeooo:paragraph-rsid="000540d4"/>
    </style:style>
    <style:style style:name="P76" style:family="paragraph" style:parent-style-name="Standard" style:list-style-name="L1">
      <style:text-properties officeooo:rsid="0036ff10" officeooo:paragraph-rsid="0036ff10"/>
    </style:style>
    <style:style style:name="P77" style:family="paragraph" style:parent-style-name="Standard" style:list-style-name="L1">
      <style:text-properties officeooo:rsid="003e4e21" officeooo:paragraph-rsid="003e4e21"/>
    </style:style>
    <style:style style:name="P78" style:family="paragraph" style:parent-style-name="Standard" style:list-style-name="L1">
      <style:text-properties officeooo:rsid="00479f96" officeooo:paragraph-rsid="00479f96"/>
    </style:style>
    <style:style style:name="P79" style:family="paragraph" style:parent-style-name="Standard" style:list-style-name="L1">
      <style:text-properties officeooo:rsid="00497164" officeooo:paragraph-rsid="00497164"/>
    </style:style>
    <style:style style:name="P80" style:family="paragraph" style:parent-style-name="Standard" style:list-style-name="L2">
      <style:text-properties officeooo:paragraph-rsid="001d8757"/>
    </style:style>
    <style:style style:name="P81" style:family="paragraph" style:parent-style-name="Standard" style:list-style-name="L2">
      <style:text-properties style:text-underline-style="none" officeooo:rsid="001d8757" officeooo:paragraph-rsid="001d8757"/>
    </style:style>
    <style:style style:name="P82" style:family="paragraph" style:parent-style-name="Standard" style:list-style-name="L8">
      <style:text-properties style:text-underline-style="none" officeooo:rsid="002d700b" officeooo:paragraph-rsid="002d700b"/>
    </style:style>
    <style:style style:name="P83" style:family="paragraph" style:parent-style-name="Standard" style:list-style-name="L9">
      <style:text-properties style:text-underline-style="none" officeooo:rsid="004ab216" officeooo:paragraph-rsid="004ab216"/>
    </style:style>
    <style:style style:name="P84" style:family="paragraph" style:parent-style-name="Standard" style:list-style-name="L2">
      <style:text-properties officeooo:rsid="001b00ab" officeooo:paragraph-rsid="001d8757"/>
    </style:style>
    <style:style style:name="P85" style:family="paragraph" style:parent-style-name="Standard" style:list-style-name="L2">
      <style:text-properties officeooo:rsid="005ab174" officeooo:paragraph-rsid="005ab174"/>
    </style:style>
    <style:style style:name="P86" style:family="paragraph" style:parent-style-name="Standard" style:list-style-name="L3">
      <style:text-properties officeooo:paragraph-rsid="001c9902"/>
    </style:style>
    <style:style style:name="P87" style:family="paragraph" style:parent-style-name="Standard" style:list-style-name="L4">
      <style:text-properties officeooo:rsid="0020d429" officeooo:paragraph-rsid="0023b0ee"/>
    </style:style>
    <style:style style:name="P88" style:family="paragraph" style:parent-style-name="Standard" style:list-style-name="L4">
      <style:text-properties officeooo:rsid="0024c422" officeooo:paragraph-rsid="0024c422"/>
    </style:style>
    <style:style style:name="P89" style:family="paragraph" style:parent-style-name="Standard" style:list-style-name="L4">
      <style:text-properties officeooo:rsid="000b93b8" officeooo:paragraph-rsid="0024c422"/>
    </style:style>
    <style:style style:name="P90" style:family="paragraph" style:parent-style-name="Standard" style:list-style-name="L5">
      <style:text-properties officeooo:rsid="00273793" officeooo:paragraph-rsid="00273793"/>
    </style:style>
    <style:style style:name="P91" style:family="paragraph" style:parent-style-name="Standard" style:list-style-name="L6">
      <style:text-properties officeooo:rsid="0027c29b" officeooo:paragraph-rsid="0027c29b"/>
    </style:style>
    <style:style style:name="P92" style:family="paragraph" style:parent-style-name="Standard" style:list-style-name="L7">
      <style:text-properties officeooo:rsid="0028ac37" officeooo:paragraph-rsid="0028ac37"/>
    </style:style>
    <style:style style:name="P93" style:family="paragraph" style:parent-style-name="Standard" style:list-style-name="L10">
      <style:text-properties officeooo:rsid="00592258" officeooo:paragraph-rsid="00592258"/>
    </style:style>
    <style:style style:name="P94" style:family="paragraph" style:parent-style-name="Standard" style:list-style-name="L11">
      <style:text-properties officeooo:rsid="0053ca2d" officeooo:paragraph-rsid="0053ca2d"/>
    </style:style>
    <style:style style:name="P95" style:family="paragraph" style:parent-style-name="Standard" style:list-style-name="L12">
      <style:text-properties officeooo:rsid="004f34e1" officeooo:paragraph-rsid="004f34e1"/>
    </style:style>
    <style:style style:name="P96" style:family="paragraph" style:parent-style-name="Standard" style:list-style-name="L13">
      <style:text-properties officeooo:rsid="0036306d" officeooo:paragraph-rsid="0036306d"/>
    </style:style>
    <style:style style:name="P97" style:family="paragraph" style:parent-style-name="Standard" style:list-style-name="L14">
      <style:text-properties officeooo:rsid="0036306d" officeooo:paragraph-rsid="0036306d"/>
    </style:style>
    <style:style style:name="P98" style:family="paragraph" style:parent-style-name="Standard" style:list-style-name="L15">
      <style:text-properties fo:font-style="normal" officeooo:rsid="0036306d" officeooo:paragraph-rsid="00512006" style:font-style-asian="normal" style:font-style-complex="normal"/>
    </style:style>
    <style:style style:name="P99" style:family="paragraph" style:parent-style-name="Standard" style:list-style-name="L15">
      <style:text-properties fo:font-style="normal" officeooo:rsid="00512006" officeooo:paragraph-rsid="00512006" style:font-style-asian="normal" style:font-style-complex="normal"/>
    </style:style>
    <style:style style:name="T1" style:family="text">
      <style:text-properties fo:color="#000000" fo:font-size="14pt" fo:font-style="italic" style:text-underline-style="none" fo:font-weight="bold" officeooo:rsid="0003d53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officeooo:rsid="000cb5fa"/>
    </style:style>
    <style:style style:name="T3" style:family="text">
      <style:text-properties officeooo:rsid="001135d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d8757"/>
    </style:style>
    <style:style style:name="T6" style:family="text">
      <style:text-properties officeooo:rsid="0009ec6b"/>
    </style:style>
    <style:style style:name="T7" style:family="text">
      <style:text-properties officeooo:rsid="00148bd6"/>
    </style:style>
    <style:style style:name="T8" style:family="text">
      <style:text-properties officeooo:rsid="0015864b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1135d2" style:font-weight-asian="bold" style:font-weight-complex="bold"/>
    </style:style>
    <style:style style:name="T12" style:family="text">
      <style:text-properties style:text-underline-style="none" officeooo:rsid="001d875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b00ab" style:font-style-asian="italic" style:font-style-complex="italic"/>
    </style:style>
    <style:style style:name="T15" style:family="text">
      <style:text-properties fo:font-style="italic" officeooo:rsid="001c9902" style:font-style-asian="italic" style:font-style-complex="italic"/>
    </style:style>
    <style:style style:name="T16" style:family="text">
      <style:text-properties fo:font-style="italic" officeooo:rsid="002fdb3d" style:font-style-asian="italic" style:font-style-complex="italic"/>
    </style:style>
    <style:style style:name="T17" style:family="text">
      <style:text-properties fo:font-style="italic" officeooo:rsid="002d700b" style:font-style-asian="italic" style:font-style-complex="italic"/>
    </style:style>
    <style:style style:name="T18" style:family="text">
      <style:text-properties fo:font-style="italic" officeooo:rsid="004d9b82" style:font-style-asian="italic" style:font-style-complex="italic"/>
    </style:style>
    <style:style style:name="T19" style:family="text">
      <style:text-properties fo:font-style="italic" officeooo:rsid="004f34e1" style:font-style-asian="italic" style:font-style-complex="italic"/>
    </style:style>
    <style:style style:name="T20" style:family="text">
      <style:text-properties fo:font-style="italic" officeooo:rsid="00512006" style:font-style-asian="italic" style:font-style-complex="italic"/>
    </style:style>
    <style:style style:name="T21" style:family="text">
      <style:text-properties fo:font-style="italic" officeooo:rsid="00593040" style:font-style-asian="italic" style:font-style-complex="italic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italic" style:text-underline-style="none" officeooo:rsid="001d8757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4pt" style:text-underline-style="solid" style:text-underline-width="auto" style:text-underline-color="font-color" fo:font-weight="bold" officeooo:rsid="00192666" style:font-size-asian="14pt" style:font-weight-asian="bold" style:font-size-complex="14pt" style:font-weight-complex="bold"/>
    </style:style>
    <style:style style:name="T27" style:family="text">
      <style:text-properties fo:font-size="14pt" style:text-underline-style="solid" style:text-underline-width="auto" style:text-underline-color="font-color" fo:font-weight="bold" officeooo:rsid="001a62d4" style:font-size-asian="14pt" style:font-weight-asian="bold" style:font-size-complex="14pt" style:font-weight-complex="bold"/>
    </style:style>
    <style:style style:name="T28" style:family="text">
      <style:text-properties officeooo:rsid="001b00ab"/>
    </style:style>
    <style:style style:name="T29" style:family="text">
      <style:text-properties officeooo:rsid="001c9902"/>
    </style:style>
    <style:style style:name="T30" style:family="text">
      <style:text-properties fo:font-variant="normal" fo:text-transform="none" fo:color="#4e5255" style:font-name="Liberation Serif" fo:font-size="12pt" fo:letter-spacing="normal" fo:font-style="normal" style:text-underline-style="none" fo:font-weight="normal" officeooo:rsid="001d8757" style:font-size-asian="12pt" style:font-size-complex="12pt"/>
    </style:style>
    <style:style style:name="T31" style:family="text">
      <style:text-properties style:font-name="Liberation Serif" fo:font-size="12pt" style:text-underline-style="none" officeooo:rsid="001d8757" style:font-size-asian="12pt" style:font-size-complex="12pt"/>
    </style:style>
    <style:style style:name="T32" style:family="text">
      <style:text-properties officeooo:rsid="0024c422"/>
    </style:style>
    <style:style style:name="T33" style:family="text">
      <style:text-properties officeooo:rsid="0026b1c1"/>
    </style:style>
    <style:style style:name="T34" style:family="text">
      <style:text-properties officeooo:rsid="0027171c"/>
    </style:style>
    <style:style style:name="T35" style:family="text">
      <style:text-properties officeooo:rsid="0028bdae"/>
    </style:style>
    <style:style style:name="T36" style:family="text">
      <style:text-properties officeooo:rsid="0029767e"/>
    </style:style>
    <style:style style:name="T37" style:family="text">
      <style:text-properties officeooo:rsid="002c2926"/>
    </style:style>
    <style:style style:name="T38" style:family="text">
      <style:text-properties officeooo:rsid="002d700b"/>
    </style:style>
    <style:style style:name="T39" style:family="text">
      <style:text-properties officeooo:rsid="002fdb3d"/>
    </style:style>
    <style:style style:name="T40" style:family="text">
      <style:text-properties officeooo:rsid="00310851"/>
    </style:style>
    <style:style style:name="T41" style:family="text">
      <style:text-properties officeooo:rsid="0036ff10"/>
    </style:style>
    <style:style style:name="T42" style:family="text">
      <style:text-properties officeooo:rsid="003d5638"/>
    </style:style>
    <style:style style:name="T43" style:family="text">
      <style:text-properties officeooo:rsid="0043f5b3"/>
    </style:style>
    <style:style style:name="T44" style:family="text">
      <style:text-properties officeooo:rsid="00450efc"/>
    </style:style>
    <style:style style:name="T45" style:family="text">
      <style:text-properties officeooo:rsid="004ab216"/>
    </style:style>
    <style:style style:name="T46" style:family="text">
      <style:text-properties officeooo:rsid="004c8afa"/>
    </style:style>
    <style:style style:name="T47" style:family="text">
      <style:text-properties officeooo:rsid="004d9b82"/>
    </style:style>
    <style:style style:name="T48" style:family="text">
      <style:text-properties officeooo:rsid="004f34e1"/>
    </style:style>
    <style:style style:name="T49" style:family="text">
      <style:text-properties officeooo:rsid="00512006"/>
    </style:style>
    <style:style style:name="T50" style:family="text">
      <style:text-properties officeooo:rsid="0053ca2d"/>
    </style:style>
    <style:style style:name="T51" style:family="text">
      <style:text-properties officeooo:rsid="0055bb4b"/>
    </style:style>
    <style:style style:name="T52" style:family="text">
      <style:text-properties officeooo:rsid="00577c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 TP « Design Principles »</text:p>
      <text:p text:style-name="P3"/>
      <text:p text:style-name="P18">Pré-requis : </text:p>
      <text:list xml:id="list4309725" text:style-name="L1">
        <text:list-item>
          <text:p text:style-name="P73">Bonne connexion Internet </text:p>
        </text:list-item>
        <text:list-item>
          <text:p text:style-name="P74">Système d'exploitation recommandé : Linux</text:p>
        </text:list-item>
        <text:list-item>
          <text:p text:style-name="P75">JDK 8 </text:p>
        </text:list-item>
        <text:list-item>
          <text:p text:style-name="P75">PostgreSQL</text:p>
        </text:list-item>
        <text:list-item>
          <text:p text:style-name="P75">Ecli<text:span text:style-name="T8">p</text:span>se Mars JavaEE+ JbossTools </text:p>
        </text:list-item>
        <text:list-item>
          <text:p text:style-name="P76">Spring Tools Suite <text:span text:style-name="T44">3.8.1+</text:span></text:p>
        </text:list-item>
        <text:list-item>
          <text:p text:style-name="P75">Serveur Wildfly 10.0</text:p>
        </text:list-item>
        <text:list-item>
          <text:p text:style-name="P75">Docker <text:span text:style-name="T41">et Docker Compose</text:span></text:p>
        </text:list-item>
        <text:list-item>
          <text:p text:style-name="P77">Git</text:p>
        </text:list-item>
        <text:list-item>
          <text:p text:style-name="P74">Npm et Node.js</text:p>
        </text:list-item>
        <text:list-item>
          <text:p text:style-name="P78">SoapUI</text:p>
        </text:list-item>
        <text:list-item>
          <text:p text:style-name="P79">Bon éditeur</text:p>
        </text:list-item>
      </text:list>
      <text:p text:style-name="P9"/>
      <text:p text:style-name="P70">TP1 : Design Patterns</text:p>
      <text:p text:style-name="P33">Dans un premier temps, il est demandé aux stagiaires d'identifier les patterns décrits par les 3 problème suivants.</text:p>
      <text:p text:style-name="P33"/>
      <text:p text:style-name="P33">Ensuite, le code source est récupéré et doit être complété. Le travail s'effectue en binôme pour favoriser les discussions.</text:p>
      <text:p text:style-name="P3"/>
      <text:p text:style-name="P3">Description de 3 problèmes :</text:p>
      <text:p text:style-name="P3"><text:span text:style-name="T25">P</text:span><text:span text:style-name="T26">roblème n°</text:span><text:span text:style-name="T25">1 : <text:line-break/></text:span><text:span text:style-name="T1">Gérer la réutilisation d'objets lorsqu'un type d'objet est coûteux à instancier ou lorsque le nombre d'instance est limité</text:span></text:p>
      <text:p text:style-name="P31"/>
      <text:p text:style-name="P4"><text:span text:style-name="T25">P</text:span><text:span text:style-name="T26">roblème n°2</text:span><text:span text:style-name="T25"> :</text:span> <text:line-break/><text:span text:style-name="T1">Permettre à une implémentation existante d'être accessible via un interface sans que cette implémentation implémente l'interface </text:span></text:p>
      <text:p text:style-name="P7"/>
      <text:p text:style-name="P5"><text:span text:style-name="T25">P</text:span><text:span text:style-name="T26">roblème n°</text:span><text:span text:style-name="T27">3</text:span><text:span text:style-name="T25"> :</text:span> <text:s text:c="2"/><text:line-break/><text:span text:style-name="T1">Permettre à un objet d'envoyer une commande sans connaître quels objets la recevront. Chaque objet dans la chaîne traite la commande et la passe au suivant</text:span></text:p>
      <text:p text:style-name="P6"/>
      <text:p text:style-name="P3"/>
      <text:p text:style-name="P70">TP2 : Architecture n-tiers </text:p>
      <text:p text:style-name="P32"><text:span text:style-name="T4">Objectifs de l'atelier</text:span> : Passer en revue les apports d'un serveur applicatif, revoir l'architecture logicielle classique pour le développement d'applications Web. </text:p>
      <text:p text:style-name="P32">En particulier :</text:p>
      <text:p text:style-name="P32">- Le format EAR</text:p>
      <text:p text:style-name="P32">- Maven</text:p>
      <text:p text:style-name="P32">- JPA</text:p>
      <text:p text:style-name="P32">- Technologies EJB3 stateless</text:p>
      <text:p text:style-name="P32">- CDI</text:p>
      <text:p text:style-name="P32"><text:soft-page-break/>- Pattern MVC de la couche de présentation</text:p>
      <text:p text:style-name="P32">- Comportement Ajax et Encapsulation du javascript dans les balises JSF</text:p>
      <text:p text:style-name="P32"/>
      <text:p text:style-name="P24">Description du service en ligne</text:p>
      <text:p text:style-name="P41">L'application consiste en une base documentaire en ligne. Des utilisateurs peuvent s'enregistrer en ligne sur le service. Ils peuvent alors uploader des documents sur un serveur.</text:p>
      <text:p text:style-name="P10"/>
      <text:p text:style-name="P32">Les sources fournies sont un projet Maven composé de 4 modules :</text:p>
      <text:p text:style-name="P32">-<text:span text:style-name="T9"> </text:span><text:span text:style-name="T10">Module modèle</text:span><text:span text:style-name="T9"> </text:span>: Contenant les classes du modèle. <text:span text:style-name="T28">(Classes User et Document)</text:span></text:p>
      <text:p text:style-name="P32">- <text:span text:style-name="T10">Module ejb</text:span><text:span text:style-name="T9"> </text:span>: Implémentant la couche service sous forme d'EJBs stateless, cette couche utilise JPA. <text:span text:style-name="T28">Les services métiers y sont spécifiés via l'interface </text:span><text:span text:style-name="T14">UserDocumentServiceIF</text:span></text:p>
      <text:p text:style-name="P32">- <text:span text:style-name="T10">Module web</text:span><text:span text:style-name="T9"> </text:span>: Implémentation JSF de la couche présentation utilisant <text:span text:style-name="T28">jquery et </text:span>bootstrap.css. <text:span text:style-name="T28">La cinématique de l'application est gérée par les classes contrôleurs. Les vues JSF effectuent les binding entre les classes contrôleurs et la vue </text:span></text:p>
      <text:p text:style-name="P8">- <text:span text:style-name="T11">Module ear</text:span><text:span text:style-name="T3"> : Nécessaire pour le packaging en ear</text:span></text:p>
      <text:p text:style-name="P10"/>
      <text:p text:style-name="P25">Travail demandé :</text:p>
      <text:list xml:id="list145112459" text:style-name="L2">
        <text:list-item>
          <text:p text:style-name="P81">Créer une base de données PostgreSQL</text:p>
        </text:list-item>
        <text:list-item>
          <text:p text:style-name="P81">Démarrer le serveur Wildfly</text:p>
        </text:list-item>
        <text:list-item>
          <text:p text:style-name="P80"><text:span text:style-name="T12">Déployer le driver Postgresql fourni en le copiant dans le répertoire </text:span><text:span text:style-name="T23">standalone/deployements</text:span><text:span text:style-name="T12"> de Wildfly</text:span></text:p>
        </text:list-item>
        <text:list-item>
          <text:p text:style-name="P80"><text:span text:style-name="T12">Accéder à la console d'administration (localhost:9990) et créer une source de données avec le nom JNDI suivant :</text:span><text:span text:style-name="T5"> </text:span><text:span text:style-name="T31">« </text:span><text:span text:style-name="T30">java:jboss/datasources/PostgresqlDS »</text:span></text:p>
        </text:list-item>
        <text:list-item>
          <text:p text:style-name="P80"><text:span text:style-name="T3">Importer le projet Maven </text:span><text:span text:style-name="T14">2_UserDocuments3Tiers</text:span><text:span text:style-name="T28"> dans Eclipse</text:span></text:p>
        </text:list-item>
        <text:list-item>
          <text:p text:style-name="P84">Déclarer le serveur Wildfly 10.x et associer le projet au serveur</text:p>
        </text:list-item>
        <text:list-item>
          <text:p text:style-name="P85">Effectuer un premier déploiement et modifier la configuration afin qu'Hibernate créée automatiquement les tables à partir du modèle objet.</text:p>
        </text:list-item>
      </text:list>
      <text:p text:style-name="P41"/>
      <text:p text:style-name="P32">Comprendre et <text:span text:style-name="T7">compléter</text:span> le code fourni <text:span text:style-name="T6">(EJB, Contrôleur</text:span>s<text:span text:style-name="T6"> et vue JSF) :</text:span></text:p>
      <text:p text:style-name="P42">En particulier, les fichiers suivants sont à compléter :</text:p>
      <text:list xml:id="list3637309574" text:style-name="L3">
        <text:list-item>
          <text:p text:style-name="P86"><text:span text:style-name="T29">Module EJB : </text:span><text:span text:style-name="T15">UserDocumentService.java</text:span></text:p>
        </text:list-item>
        <text:list-item>
          <text:p text:style-name="P86"><text:span text:style-name="T29">Module WEB : </text:span><text:span text:style-name="T15">LoginController.java</text:span><text:span text:style-name="T29">, </text:span><text:span text:style-name="T15">DocumentsController.java</text:span><text:span text:style-name="T29">, </text:span><text:span text:style-name="T15">login.xhtml</text:span><text:span text:style-name="T29">, </text:span><text:span text:style-name="T15">documents.xhtml</text:span></text:p>
        </text:list-item>
      </text:list>
      <text:p text:style-name="P10"/>
      <text:p text:style-name="P70">TP3 : Services Web</text:p>
      <text:p text:style-name="P44"><text:span text:style-name="T4">Objectifs de l'atelier </text:span>: Comprendre les implications d'offrir ses services métiers via le web. Appréhender les technologies SOAP et REST</text:p>
      <text:p text:style-name="P44"/>
      <text:p text:style-name="P44">Le projet est un nouveau projet Maven composé de 3 modules :</text:p>
      <text:p text:style-name="P44">Module modèle : Identique au précédent projet</text:p>
      <text:p text:style-name="P44">Module EJB : Identique au précédent projet </text:p>
      <text:p text:style-name="P44">Module parent : Module parent incluant les 2 sous modules et les packageant sous forme de war</text:p>
      <text:p text:style-name="P11"/>
      <text:p text:style-name="P11"><text:span text:style-name="T4">Travail demandé</text:span> :</text:p>
      <text:list xml:id="list1749733312" text:style-name="L4">
        <text:list-item>
          <text:p text:style-name="P87">Mise en place projet : Importer le projet Maven fourni, l'associer au serveur Wildfly</text:p>
        </text:list-item>
        <text:list-item>
          <text:p text:style-name="P87">API Soap : Ajouter les annotations afin que les méthodes de l'EJB soient accessibles via SOAP, Déployer, accéder au WSDL, Effectuer une requête SOAP avec <text:span text:style-name="T51">SoapUI</text:span> par exemple</text:p>
        </text:list-item>
        <text:list-item>
          <text:p text:style-name="P88">API REST : </text:p>
          <text:list>
            <text:list-item>
              <text:p text:style-name="P88">Ajouter les annotations jax-rs à la classe <text:span text:style-name="T13">UserDocumentServiceRest.java</text:span>. <text:span text:style-name="T51">Accéder</text:span> à l'interface REST</text:p>
            </text:list-item>
            <text:list-item>
              <text:p text:style-name="P89">Générer la documentation de l'API via Swagger</text:p>
            </text:list-item>
          </text:list>
        </text:list-item>
      </text:list>
      <text:p text:style-name="P43"><text:soft-page-break/><text:span text:style-name="T32">Voir </text:span><text:a xlink:type="simple" xlink:href="https://github.com/swagger-api/swagger-core/wiki/Swagger-Core-JAX-RS-Project-Setup-1.5.X" text:style-name="Internet_20_link" text:visited-style-name="Visited_20_Internet_20_Link">https://github.com/swagger-api/swagger-core/wiki/Swagger-Core-JAX-RS-Project-Setup-1.5.X</text:a> <text:span text:style-name="T33">pour la mise en place et </text:span><text:a xlink:type="simple" xlink:href="https://github.com/swagger-api/swagger-core/wiki/Annotations" text:style-name="Internet_20_link" text:visited-style-name="Visited_20_Internet_20_Link"><text:span text:style-name="T33">https://github.com/swagger-api/swagger-core/wiki/Annotations</text:span></text:a><text:span text:style-name="T33"> pour les annotations disponibles</text:span></text:p>
      <text:p text:style-name="P11"/>
      <text:p text:style-name="P1">TP4 : <text:span text:style-name="T34">Architecture </text:span>MicroServices</text:p>
      <text:p text:style-name="P45">Dans cet atelier, nous allons décomposer l'architecture monolithique (un seul war ou ear) des précédents TPs en une architecture micro-service. Dans un premier temps, nous allons décomposer notre projet en 2 micro-services offrant une interface RESTFul. Ces 2 micro-services s’inscriront au démarrage dans un annuaire de service afin de pouvoir être découvert automatiquement.</text:p>
      <text:p text:style-name="P45">Les technologies utilisées sont cette fois-ci basées sur les outils Spring. En particulier :</text:p>
      <text:list xml:id="list582183093" text:style-name="L5">
        <text:list-item>
          <text:p text:style-name="P90"><text:span text:style-name="T13">Spring-Boot, Spring-Cloud</text:span> : Pour les aspects micro-services</text:p>
        </text:list-item>
        <text:list-item>
          <text:p text:style-name="P90"><text:span text:style-name="T13">Spring-REST, Spring MVC</text:span> pour les couches d'accès REST</text:p>
        </text:list-item>
        <text:list-item>
          <text:p text:style-name="P90"><text:span text:style-name="T13">Spring-core</text:span> pour les <text:span text:style-name="T51">annotations</text:span> et injection de dépendances</text:p>
        </text:list-item>
        <text:list-item>
          <text:p text:style-name="P90"><text:span text:style-name="T13">Spring-JPA, Spring-Repository</text:span> pour le tiers de <text:span text:style-name="T51">persistance</text:span></text:p>
        </text:list-item>
        <text:list-item>
          <text:p text:style-name="P90"><text:span text:style-name="T13">Spring-Tool-Suite</text:span> pour l'IDE</text:p>
        </text:list-item>
      </text:list>
      <text:p text:style-name="P45"/>
      <text:p text:style-name="P46"/>
      <text:p text:style-name="P28">Description du projet</text:p>
      <text:p text:style-name="P46">Le projet est un projet Maven composé de 3 sous-modules :</text:p>
      <text:list xml:id="list3750527772" text:style-name="L6">
        <text:list-item>
          <text:p text:style-name="P91">Module <text:span text:style-name="T13">annuaire</text:span> fournit l'application Spring-Boot permettant de démarrer un serveur Eureka qui enregistre les services. Les sources fournies sont complets</text:p>
        </text:list-item>
        <text:list-item>
          <text:p text:style-name="P91">Module <text:span text:style-name="T13">userService</text:span> fournit l'application SpringBoot qui implémente le service de gestion des utilisateurs. Les classes principales du service sont :</text:p>
          <text:list>
            <text:list-item>
              <text:p text:style-name="P91"><text:span text:style-name="T13">MemberRepository</text:span> : Interface d'accès aux services de stockage des utilisateurs</text:p>
            </text:list-item>
            <text:list-item>
              <text:p text:style-name="P91"><text:span text:style-name="T13">MembersController</text:span> : <text:span text:style-name="T40">Contrôleur</text:span> Rest fournissant l'interface REST au services</text:p>
            </text:list-item>
          </text:list>
        </text:list-item>
      </text:list>
      <text:p text:style-name="P72">Ces classes doivent être complétées. Les autres classes sont complètes.</text:p>
      <text:list xml:id="list3396872522" text:style-name="L7">
        <text:list-item>
          <text:p text:style-name="P92">Module <text:span text:style-name="T13">documentService</text:span>. Il est construit de la même façon que <text:span text:style-name="T13">userService</text:span></text:p>
        </text:list-item>
      </text:list>
      <text:list xml:id="list195111963109535" text:continue-list="list582183093" text:style-name="L5">
        <text:list-header>
          <text:p text:style-name="P90"/>
        </text:list-header>
      </text:list>
      <text:p text:style-name="P19">Travail d<text:span text:style-name="T2">e</text:span>ma<text:span text:style-name="T2">n</text:span>dé</text:p>
      <text:p text:style-name="P46">Installer Spring Tool-suite</text:p>
      <text:p text:style-name="P46">Importer le projet Maven fourni </text:p>
      <text:p text:style-name="P48">Visualiser les annotations utilisées et les configuration *.yml</text:p>
      <text:p text:style-name="P47">Compléter les sources</text:p>
      <text:p text:style-name="P47">Vérifier l'inscription des services dans l'annuaire (<text:a xlink:type="simple" xlink:href="http://localhost:1111/" text:style-name="Internet_20_link" text:visited-style-name="Visited_20_Internet_20_Link">http://localhost:1111</text:a>)</text:p>
      <text:p text:style-name="P47">Tester les in<text:span text:style-name="T36">t</text:span>erfaces REST des 2 micro-services</text:p>
      <text:p text:style-name="P12"/>
      <text:p text:style-name="P12"/>
      <text:p text:style-name="P70">TP<text:span text:style-name="T35">5</text:span> : <text:span text:style-name="T43">Frameworks clients, l'exemple d'Angular</text:span></text:p>
      <text:p text:style-name="P34">Cet atelier poursuit l'atelier précédent. L'architecture micro-service est augmenté d'un nouveau micro-service d'infrastructure. Un service de <text:span text:style-name="T37">proxy</text:span> permettant <text:span text:style-name="T37">d’offrir</text:span> une interface unique pour l'accès à tous les services. L'agrégation des services est effectué côté client et utilise le framework AngularJS</text:p>
      <text:p text:style-name="P34"/>
      <text:p text:style-name="P26">Description du projet</text:p>
      <text:p text:style-name="P36">Le projet est le projet Maven précédent augmenté du sous-module proxy. Le sous-module utilise Zuul de SpringBoot et fournit également l'interface Angular.js. L'interface est composée de 2 vues : </text:p>
      <text:list xml:id="list1017447333" text:style-name="L8">
        <text:list-item>
          <text:p text:style-name="P82"><text:span text:style-name="T13">partials/login.html</text:span> : formulaire de login permettant <text:span text:style-name="T52">d’appeler</text:span> le service <text:span text:style-name="T24">userService</text:span> via le proxy pour l'authentification</text:p>
        </text:list-item>
        <text:list-item>
          <text:p text:style-name="P82"><text:span text:style-name="T13">partials/documents.html</text:span> : la liste des documents de l'utilisateur loggé. La liste est obtenue en <text:soft-page-break/>appelant le service <text:span text:style-name="T24">documentService</text:span> via le proxy</text:p>
        </text:list-item>
      </text:list>
      <text:p text:style-name="P34"/>
      <text:p text:style-name="P20">Travail demandé</text:p>
      <text:p text:style-name="P13"><text:span text:style-name="T39">Activer le sous-module proxy en dé-commentant les lignes correspondantes dans le </text:span><text:span text:style-name="T16">pom.xml</text:span><text:span text:style-name="T39"> du projet précédent</text:span></text:p>
      <text:p text:style-name="P54">Visualiser la configuration du proxy (bootstrap.yml) </text:p>
      <text:p text:style-name="P14"><text:span text:style-name="T38">Compléter </text:span><text:span text:style-name="T17">service.js</text:span><text:span text:style-name="T38"> et </text:span><text:span text:style-name="T17">controller.js</text:span><text:span text:style-name="T38"> pour effectuer les bons appels de service</text:span></text:p>
      <text:p text:style-name="P15"/>
      <text:p text:style-name="P71">TP<text:span text:style-name="T35">5B</text:span> : <text:span text:style-name="T43">Angular2</text:span></text:p>
      <text:p text:style-name="P27"/>
      <text:p text:style-name="P27">Description d<text:span text:style-name="T45">es</text:span> projet<text:span text:style-name="T45">s</text:span></text:p>
      <text:p text:style-name="P40">2 projets sont utilisés pour cet atelier :</text:p>
      <text:list xml:id="list685139941" text:style-name="L9">
        <text:list-item>
          <text:p text:style-name="P83"><text:span text:style-name="T24">proxy</text:span> : Un projet Maven dans l'environnement Spring Tools Suite</text:p>
        </text:list-item>
        <text:list-item>
          <text:p text:style-name="P83"><text:span text:style-name="T24">angular2</text:span> : Un projet <text:span text:style-name="T13">npm</text:span> qui implémente l'interface avec Angular2<text:line-break/>Ce projet est composé de 3 composants </text:p>
          <text:list>
            <text:list-item>
              <text:p text:style-name="P83">app : Le composant parent englobant les 2 autres</text:p>
            </text:list-item>
            <text:list-item>
              <text:p text:style-name="P83">login : Le formulaire permettant de s'authentifier</text:p>
            </text:list-item>
            <text:list-item>
              <text:p text:style-name="P83">documents : La liste des documents d'un utilisateur donné</text:p>
            </text:list-item>
          </text:list>
        </text:list-item>
      </text:list>
      <text:p text:style-name="P40"><text:tab/>Il contient également un service qui effectue les appels backend vers le service proxy fourni par SpringBoot</text:p>
      <text:p text:style-name="P37"/>
      <text:p text:style-name="P35"/>
      <text:p text:style-name="P21">Travail demandé</text:p>
      <text:list xml:id="list2173789394" text:style-name="L10">
        <text:list-item>
          <text:p text:style-name="P93">Micro-service SpringBoot <text:s/></text:p>
        </text:list-item>
      </text:list>
      <text:p text:style-name="P16"><text:span text:style-name="T39">Activer le sous-module proxy en dé-commentant les lignes correspondantes dans le </text:span><text:span text:style-name="T16">pom.xml</text:span><text:span text:style-name="T39"> du projet précédent</text:span></text:p>
      <text:p text:style-name="P55">Visualiser la configuration du proxy (<text:span text:style-name="T13">bootstrap.yml</text:span>)</text:p>
      <text:p text:style-name="P69">Démarrer le proxy et essayer d'atteindre les service back-end <text:span text:style-name="T13">UserService</text:span> et <text:span text:style-name="T13">DocumentService</text:span></text:p>
      <text:p text:style-name="P69"/>
      <text:list xml:id="list1559184863" text:style-name="L11">
        <text:list-item>
          <text:p text:style-name="P94">Angular2</text:p>
        </text:list-item>
      </text:list>
      <text:p text:style-name="P69">Commencer par installer les dépendances : <text:span text:style-name="T13">npm install</text:span></text:p>
      <text:p text:style-name="P57"><text:span text:style-name="T46">Visualiser</text:span> les fichiers TypeScript fournis, <text:span text:style-name="T50">certains sont à compléter</text:span></text:p>
      <text:p text:style-name="P69">Démarrer l'application avec <text:span text:style-name="T13">npm start</text:span> </text:p>
      <text:p text:style-name="P57">Exécuter l'application avec Chrome et les outils de debugging</text:p>
      <text:p text:style-name="P39"/>
      <text:p text:style-name="P70">TP<text:span text:style-name="T35">6</text:span> : Approche DevOps</text:p>
      <text:p text:style-name="P50">Dans cet atelier, nous allons construire et exécuter les images Docker des précédents micro-services. La containerisation des services va nous permettre de facilement démarrer plusieurs répliques du même service et donc d'introduire de la haute-disponibilité dans notre architecture. La répartition des requêtes clientes s'effectuera via SpringBoot et Ribbon.</text:p>
      <text:p text:style-name="P49">Docker compose et démarrage des différents containers</text:p>
      <text:p text:style-name="P49"/>
      <text:p text:style-name="P29">Description du projet :</text:p>
      <text:p text:style-name="P38">Le précédent Maven contenait des fichiers Docker file définissant les images docker pour les différents services. Il contient également un fichier <text:span text:style-name="T13">docker-compose.yml</text:span> qui configure docker-compose pour démarrer l'ensemble de l'architecture.</text:p>
      <text:p text:style-name="P38"/>
      <text:p text:style-name="P22">Travail demandé :</text:p>
      <text:p text:style-name="P50">Compléter les fichiers Dockerfile fournis, construire les images et les exécuter manuellement</text:p>
      <text:p text:style-name="P56"><text:soft-page-break/>Identifier dans le projet proxy la configuration Ribbon et Hystrix</text:p>
      <text:p text:style-name="P50">Compléter le fichier <text:s/><text:span text:style-name="T22">docker-compose.yml</text:span><text:span text:style-name="T9"> afin de lancer plusieurs répliques des services back-end</text:span></text:p>
      <text:p text:style-name="P51">Tester la haute disponibilité de l'application</text:p>
      <text:p text:style-name="P17"/>
      <text:p text:style-name="P70">TP<text:span text:style-name="T35">7</text:span> : Intégration continue</text:p>
      <text:p text:style-name="P53">Dans cette atelier, nous mettons en place un <text:span text:style-name="T48">plusieurs </text:span>job<text:span text:style-name="T48">s</text:span> Jenkins <text:span text:style-name="T48">formant une pipeline qui simule une pipeline de livraison continue :</text:span></text:p>
      <text:list xml:id="list2511743658" text:style-name="L12">
        <text:list-item>
          <text:p text:style-name="P95">Le premier job construit l'application, effectue les tests unitaires, construit les images docker et démarre des serveurs d'intégration. Le job est déclenché par un commit dans un repository git local</text:p>
        </text:list-item>
        <text:list-item>
          <text:p text:style-name="P95">Le second job démarre si le premier a réussi. Il effectue des tests de performance</text:p>
        </text:list-item>
        <text:list-item>
          <text:p text:style-name="P95">Le troisième job est le job qui déploie. Il est déclenché manuellement</text:p>
        </text:list-item>
      </text:list>
      <text:p text:style-name="P65"/>
      <text:p text:style-name="P66">Les plugins Jenkins utilisés sont Git, <text:s/>Pipeline <text:span text:style-name="T49">et Performance Plugin</text:span></text:p>
      <text:p text:style-name="P52"/>
      <text:p text:style-name="P30">Description du projet</text:p>
      <text:p text:style-name="P52">Le projet est constitué :</text:p>
      <text:list xml:id="list122742862" text:style-name="L13">
        <text:list-item>
          <text:p text:style-name="P96">D'une image docker correspondant à une installation Jenkins avec les plugins Git <text:s/></text:p>
        </text:list-item>
        <text:list-item>
          <text:p text:style-name="P96">D'un repository Git <text:span text:style-name="T47">en local</text:span> (1 repository par stagiaire)</text:p>
          <text:p text:style-name="P96"/>
        </text:list-item>
      </text:list>
      <text:p text:style-name="P23">Travail demandé :</text:p>
      <text:p text:style-name="P64">Clone de repository Github dans un repository local https://github.com/dthibau/design-principles-TP7.git </text:p>
      <text:p text:style-name="P58"/>
      <text:p text:style-name="P58">Construction, puis exécution de l'image Docker Jenkin<text:span text:style-name="T47">s : </text:span></text:p>
      <text:p text:style-name="P58"/>
      <text:p text:style-name="P61">docker build -t jenkins_docker_plugin . </text:p>
      <text:p text:style-name="P58"/>
      <text:p text:style-name="P59"><text:span text:style-name="T18"><text:s/>docker run -d -v /var/run/docker.sock:/var/run/docker.sock -v $(which docker):/usr/bin/docker -v /</text:span><text:span text:style-name="T19">your-work</text:span><text:span text:style-name="T18">/jenkins_home:/var/jenkins_home -v /</text:span><text:span text:style-name="T19">your-git-repo</text:span><text:span text:style-name="T18">:/</text:span><text:span text:style-name="T19">user/local/userDocument</text:span><text:span text:style-name="T18"> -p 8080:8080 jenkins_docker_plugin</text:span></text:p>
      <text:p text:style-name="P60"/>
      <text:p text:style-name="P63">Tester le bon fonctionnement de Docker dans Jenkins (dans Docker) en créant un job shell exécutant docker <text:span text:style-name="T13">sudo </text:span><text:span text:style-name="T21">docker </text:span><text:span text:style-name="T13">run hello-world</text:span></text:p>
      <text:p text:style-name="P52"/>
      <text:p text:style-name="P52">Création d<text:span text:style-name="T48">u premier </text:span>job Jenkins <text:span text:style-name="T42">déclenché par un commit sur le repository local</text:span></text:p>
      <text:list xml:id="list1585642464" text:style-name="L14">
        <text:list-item>
          <text:p text:style-name="P97">Effectuant le build Maven <text:span text:style-name="T13">mvn </text:span><text:span text:style-name="T20">package</text:span></text:p>
        </text:list-item>
        <text:list-item>
          <text:p text:style-name="P97">Construisant les images Docker pour les différents services et les poussant dans le repository local</text:p>
        </text:list-item>
        <text:list-item>
          <text:p text:style-name="P97">Démarrant les différentes images Docker <text:span text:style-name="T42">avec docker-compose</text:span></text:p>
        </text:list-item>
      </text:list>
      <text:p text:style-name="P52"/>
      <text:p text:style-name="P62">Tester</text:p>
      <text:p text:style-name="P67"/>
      <text:p text:style-name="P68">Configuration du plugin pipeline (Ajouter une vue)</text:p>
      <text:p text:style-name="P68"/>
      <text:p text:style-name="P68">Création d 'un second job LoadTest déclenché à la suite du premier</text:p>
      <text:list xml:id="list1520646693" text:style-name="L15">
        <text:list-item>
          <text:p text:style-name="P98">Effectuant le build Maven <text:span text:style-name="T13">mvn </text:span><text:span text:style-name="T20">verify</text:span></text:p>
        </text:list-item>
        <text:list-item>
          <text:p text:style-name="P99">2 Post-build-actions</text:p>
          <text:list>
            <text:list-item>
              <text:p text:style-name="P99">Publier les résultats de performance</text:p>
            </text:list-item>
            <text:list-item>
              <text:p text:style-name="P99">Ajouter une étape manuelle pour démarrer le 3ème job « Deploy »</text:p>
            </text:list-item>
          </text:list>
        </text:list-item>
      </text:list>
      <text:p text:style-name="P68"/>
      <text:p text:style-name="P68"><text:soft-page-break/>Le job « Deploy » simulera un déploi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2:45:32.149322601</meta:creation-date>
    <dc:date>2019-01-05T19:51:10.227268985</dc:date>
    <meta:editing-duration>P5DT6H28M9S</meta:editing-duration>
    <meta:editing-cycles>75</meta:editing-cycles>
    <meta:generator>LibreOffice/6.0.6.2$Linux_X86_64 LibreOffice_project/00m0$Build-2</meta:generator>
    <dc:subject>Ateliers Design Pattern Java EE Services Web Micro-services Docker</dc:subject>
    <dc:title>Cahier de TP "Design Principles"</dc:title>
    <meta:document-statistic meta:table-count="0" meta:image-count="0" meta:object-count="0" meta:page-count="6" meta:paragraph-count="155" meta:word-count="1615" meta:character-count="10941" meta:non-whitespace-character-count="9507"/>
  </office:meta>
</office:document-meta>
</file>